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80.53mm" svg:y="3.92mm">
            <loext:p draw:notify-on-update-of-ranges="Sheet1.A1:Sheet1.A1 Sheet1.B1:Sheet1.D1 Sheet1.A2:Sheet1.A2 Sheet1.B2:Sheet1.D2 Sheet1.A3:Sheet1.A3 Sheet1.B3:Sheet1.D3 Sheet1.A4:Sheet1.A4 Sheet1.B4:Sheet1.D4 Sheet1.A5:Sheet1.A5 Sheet1.B5:Sheet1.D5 Sheet1.A6:Sheet1.A6 Sheet1.B6:Sheet1.D6 Sheet1.A7:Sheet1.A7 Sheet1.B7:Sheet1.D7 Sheet1.A9:Sheet1.A9 Sheet1.B9:Sheet1.D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11.32mm" svg:y="54.56mm">
            <loext:p draw:notify-on-update-of-ranges="Sheet1.A12:Sheet1.A12 Sheet1.B12:Sheet1.D12 Sheet1.A13:Sheet1.A13 Sheet1.B13:Sheet1.D13 Sheet1.A14:Sheet1.A14 Sheet1.B14:Sheet1.D14 Sheet1.A15:Sheet1.A15 Sheet1.B15:Sheet1.D15 Sheet1.A16:Sheet1.A16 Sheet1.B16:Sheet1.D16 Sheet1.A17:Sheet1.A17 Sheet1.B17:Sheet1.D17 Sheet1.A18:Sheet1.A18 Sheet1.B18:Sheet1.D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Incom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Advisory Board</text:p>
          </table:table-cell>
          <table:table-cell table:style-name="ce3" office:value-type="currency" office:currency="USD" office:value="130000" calcext:value-type="currency">
            <text:p>$130,000</text:p>
          </table:table-cell>
          <table:table-cell office:value-type="currency" office:currency="USD" office:value="90000" calcext:value-type="currency">
            <text:p>$90,000</text:p>
          </table:table-cell>
          <table:table-cell office:value-type="currency" office:currency="USD" office:value="60000" calcext:value-type="currency">
            <text:p>$60,000</text:p>
          </table:table-cell>
        </table:table-row>
        <table:table-row table:style-name="ro1">
          <table:table-cell office:value-type="string" calcext:value-type="string">
            <text:p>Sponsorship</text:p>
          </table:table-cell>
          <table:table-cell table:style-name="ce3" office:value-type="currency" office:currency="USD" office:value="31421" calcext:value-type="currency">
            <text:p>$31,421</text:p>
          </table:table-cell>
          <table:table-cell office:value-type="currency" office:currency="USD" office:value="28773" calcext:value-type="currency">
            <text:p>$28,773</text:p>
          </table:table-cell>
          <table:table-cell office:value-type="currency" office:currency="USD" office:value="38671" calcext:value-type="currency">
            <text:p>$38,671</text:p>
          </table:table-cell>
        </table:table-row>
        <table:table-row table:style-name="ro1">
          <table:table-cell office:value-type="string" calcext:value-type="string">
            <text:p>Donations</text:p>
          </table:table-cell>
          <table:table-cell table:style-name="ce3" office:value-type="currency" office:currency="USD" office:value="71178" calcext:value-type="currency">
            <text:p>$71,178</text:p>
          </table:table-cell>
          <table:table-cell office:value-type="currency" office:currency="USD" office:value="229057" calcext:value-type="currency">
            <text:p>$229,057</text:p>
          </table:table-cell>
          <table:table-cell office:value-type="currency" office:currency="USD" office:value="35570" calcext:value-type="currency">
            <text:p>$35,570</text:p>
          </table:table-cell>
        </table:table-row>
        <table:table-row table:style-name="ro1">
          <table:table-cell office:value-type="string" calcext:value-type="string">
            <text:p>GUADEC</text:p>
          </table:table-cell>
          <table:table-cell table:style-name="ce3" office:value-type="currency" office:currency="USD" office:value="62436" calcext:value-type="currency">
            <text:p>$62,436</text:p>
          </table:table-cell>
          <table:table-cell office:value-type="currency" office:currency="USD" office:value="38244" calcext:value-type="currency">
            <text:p>$38,244</text:p>
          </table:table-cell>
          <table:table-cell office:value-type="currency" office:currency="USD" office:value="61359" calcext:value-type="currency">
            <text:p>$61,359</text:p>
          </table:table-cell>
        </table:table-row>
        <table:table-row table:style-name="ro1">
          <table:table-cell office:value-type="string" calcext:value-type="string">
            <text:p>LAS GNOME</text:p>
          </table:table-cell>
          <table:table-cell table:style-name="ce3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13988" calcext:value-type="currency">
            <text:p>$13,988</text:p>
          </table:table-cell>
        </table:table-row>
        <table:table-row table:style-name="ro1">
          <table:table-cell office:value-type="string" calcext:value-type="string">
            <text:p>Royalties</text:p>
          </table:table-cell>
          <table:table-cell table:style-name="ce3" office:value-type="currency" office:currency="USD" office:value="974" calcext:value-type="currency">
            <text:p>$974</text:p>
          </table:table-cell>
          <table:table-cell office:value-type="currency" office:currency="USD" office:value="450" calcext:value-type="currency">
            <text:p>$450</text:p>
          </table:table-cell>
          <table:table-cell office:value-type="currency" office:currency="USD" office:value="527" calcext:value-type="currency">
            <text:p>$527</text:p>
          </table:table-cell>
        </table:table-row>
        <table:table-row table:style-name="ro1">
          <table:table-cell office:value-type="string" calcext:value-type="string">
            <text:p>OPW</text:p>
          </table:table-cell>
          <table:table-cell table:style-name="ce3" office:value-type="currency" office:currency="USD" office:value="552850" calcext:value-type="currency">
            <text:p>$552,850</text:p>
          </table:table-cell>
          <table:table-cell office:value-type="currency" office:currency="USD" office:value="256273" calcext:value-type="currency">
            <text:p>$256,273</text:p>
          </table:table-cell>
          <table:table-cell office:value-type="currency" office:currency="USD" office:value="0" calcext:value-type="currency">
            <text:p>$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ce3" office:value-type="currency" office:currency="USD" office:value="26033" calcext:value-type="currency">
            <text:p>$26,033</text:p>
          </table:table-cell>
          <table:table-cell office:value-type="currency" office:currency="USD" office:value="1377" calcext:value-type="currency">
            <text:p>$1,377</text:p>
          </table:table-cell>
          <table:table-cell office:value-type="currency" office:currency="USD" office:value="1359" calcext:value-type="currency">
            <text:p>$1,35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2:.B9])" office:value-type="currency" office:currency="USD" office:value="874892" calcext:value-type="currency">
            <text:p>$874,892</text:p>
          </table:table-cell>
          <table:table-cell table:style-name="ce4" table:formula="of:=SUM([.C2:.C9])" office:value-type="currency" office:currency="USD" office:value="644174" calcext:value-type="currency">
            <text:p>$644,174</text:p>
          </table:table-cell>
          <table:table-cell table:style-name="ce4" table:formula="of:=SUM([.D2:.D9])" office:value-type="currency" office:currency="USD" office:value="211474" calcext:value-type="currency">
            <text:p>$211,47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nses</text:p>
          </table:table-cell>
          <table:table-cell table:style-name="Default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currency" office:currency="USD" office:value="19503" calcext:value-type="currency">
            <text:p>$19,503</text:p>
          </table:table-cell>
          <table:table-cell office:value-type="currency" office:currency="USD" office:value="19750" calcext:value-type="currency">
            <text:p>$19,750</text:p>
          </table:table-cell>
          <table:table-cell office:value-type="currency" office:currency="USD" office:value="20734" calcext:value-type="currency">
            <text:p>$20,73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currency" office:currency="USD" office:value="220262" calcext:value-type="currency">
            <text:p>$220,262</text:p>
          </table:table-cell>
          <table:table-cell office:value-type="currency" office:currency="USD" office:value="79714" calcext:value-type="currency">
            <text:p>$79,714</text:p>
          </table:table-cell>
          <table:table-cell office:value-type="currency" office:currency="USD" office:value="71290" calcext:value-type="currency">
            <text:p>$71,290</text:p>
          </table:table-cell>
        </table:table-row>
        <table:table-row table:style-name="ro1">
          <table:table-cell office:value-type="string" calcext:value-type="string">
            <text:p>GUADEC</text:p>
          </table:table-cell>
          <table:table-cell office:value-type="currency" office:currency="USD" office:value="37377" calcext:value-type="currency">
            <text:p>$37,377</text:p>
          </table:table-cell>
          <table:table-cell office:value-type="currency" office:currency="USD" office:value="50155" calcext:value-type="currency">
            <text:p>$50,155</text:p>
          </table:table-cell>
          <table:table-cell office:value-type="currency" office:currency="USD" office:value="12535" calcext:value-type="currency">
            <text:p>$12,535</text:p>
          </table:table-cell>
        </table:table-row>
        <table:table-row table:style-name="ro1">
          <table:table-cell office:value-type="string" calcext:value-type="string">
            <text:p>Other events</text:p>
          </table:table-cell>
          <table:table-cell table:formula="of:=26817+13631" office:value-type="currency" office:currency="USD" office:value="40448" calcext:value-type="currency">
            <text:p>$40,448</text:p>
          </table:table-cell>
          <table:table-cell office:value-type="currency" office:currency="USD" office:value="21462" calcext:value-type="currency">
            <text:p>$21,462</text:p>
          </table:table-cell>
          <table:table-cell office:value-type="currency" office:currency="USD" office:value="32993" calcext:value-type="currency">
            <text:p>$32,993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currency" office:currency="USD" office:value="320" calcext:value-type="currency">
            <text:p>$320</text:p>
          </table:table-cell>
          <table:table-cell office:value-type="currency" office:currency="USD" office:value="350" calcext:value-type="currency">
            <text:p>$350</text:p>
          </table:table-cell>
          <table:table-cell office:value-type="currency" office:currency="USD" office:value="1049" calcext:value-type="currency">
            <text:p>$1,049</text:p>
          </table:table-cell>
        </table:table-row>
        <table:table-row table:style-name="ro1">
          <table:table-cell office:value-type="string" calcext:value-type="string">
            <text:p>Contracts</text:p>
          </table:table-cell>
          <table:table-cell office:value-type="currency" office:currency="USD" office:value="30000" calcext:value-type="currency">
            <text:p>$30,000</text:p>
          </table:table-cell>
          <table:table-cell table:number-columns-repeated="2" office:value-type="currency" office:currency="USD" office:value="0" calcext:value-type="currency">
            <text:p>$0</text:p>
          </table:table-cell>
        </table:table-row>
        <table:table-row table:style-name="ro2">
          <table:table-cell office:value-type="string" calcext:value-type="string">
            <text:p>Women's Outreach</text:p>
          </table:table-cell>
          <table:table-cell office:value-type="currency" office:currency="USD" office:value="275369" calcext:value-type="currency">
            <text:p>$275,369</text:p>
          </table:table-cell>
          <table:table-cell office:value-type="currency" office:currency="USD" office:value="321723" calcext:value-type="currency">
            <text:p>$321,723</text:p>
          </table:table-cell>
          <table:table-cell office:value-type="currency" office:currency="USD" office:value="5500" calcext:value-type="currency">
            <text:p>$5,5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13:.B19])" office:value-type="currency" office:currency="USD" office:value="623279" calcext:value-type="currency">
            <text:p>$623,279</text:p>
          </table:table-cell>
          <table:table-cell table:style-name="ce5" table:formula="of:=SUM([.C13:.C19])" office:value-type="currency" office:currency="USD" office:value="493154" calcext:value-type="currency">
            <text:p>$493,154</text:p>
          </table:table-cell>
          <table:table-cell table:style-name="ce5" table:formula="of:=SUM([.D13:.D19])" office:value-type="currency" office:currency="USD" office:value="144101" calcext:value-type="currency">
            <text:p>$144,10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urplus/Deficit</text:p>
          </table:table-cell>
          <table:table-cell table:formula="of:=[.B10]-[.B20]" office:value-type="currency" office:currency="USD" office:value="251613" calcext:value-type="currency">
            <text:p>$251,613</text:p>
          </table:table-cell>
          <table:table-cell table:style-name="ce5" table:formula="of:=[.C10]-[.C20]" office:value-type="currency" office:currency="USD" office:value="151020" calcext:value-type="currency">
            <text:p>$151,020</text:p>
          </table:table-cell>
          <table:table-cell table:style-name="ce5" table:formula="of:=[.D10]-[.D20]" office:value-type="currency" office:currency="USD" office:value="67373" calcext:value-type="currency">
            <text:p>$67,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36:16.927950738</meta:creation-date>
    <dc:date>2017-07-12T17:53:00.130661444</dc:date>
    <meta:editing-duration>P5DT1H6M1S</meta:editing-duration>
    <meta:editing-cycles>2</meta:editing-cycles>
    <meta:generator>LibreOffice/5.2.7.2$Linux_X86_64 LibreOffice_project/20m0$Build-2</meta:generator>
    <meta:document-statistic meta:table-count="1" meta:cell-count="80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707cm" style:legend-expansion="high" chart:style-name="ch2"/>
        <chart:plot-area chart:style-name="ch3" table:cell-range-address="Sheet1.A1:Sheet1.D7 Sheet1.A9:Sheet1.D9" chart:data-source-has-labels="both" svg:x="0.32cm" svg:y="0.18cm" svg:width="12.25cm" svg:height="8.64cm">
          <chartooo:coordinate-region svg:x="1.973cm" svg:y="0.379cm" svg:width="10.597cm" svg:height="7.794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D2" chart:label-cell-address="Sheet1.A2:Sheet1.A2" chart:class="chart:bar">
            <chart:data-point chart:repeated="3"/>
          </chart:series>
          <chart:series chart:style-name="ch8" chart:values-cell-range-address="Sheet1.B3:Sheet1.D3" chart:label-cell-address="Sheet1.A3:Sheet1.A3" chart:class="chart:bar">
            <chart:data-point chart:repeated="3"/>
          </chart:series>
          <chart:series chart:style-name="ch9" chart:values-cell-range-address="Sheet1.B4:Sheet1.D4" chart:label-cell-address="Sheet1.A4:Sheet1.A4" chart:class="chart:bar">
            <chart:data-point chart:repeated="3"/>
          </chart:series>
          <chart:series chart:style-name="ch10" chart:values-cell-range-address="Sheet1.B5:Sheet1.D5" chart:label-cell-address="Sheet1.A5:Sheet1.A5" chart:class="chart:bar">
            <chart:data-point chart:repeated="3"/>
          </chart:series>
          <chart:series chart:style-name="ch11" chart:values-cell-range-address="Sheet1.B6:Sheet1.D6" chart:label-cell-address="Sheet1.A6:Sheet1.A6" chart:class="chart:bar">
            <chart:data-point chart:repeated="3"/>
          </chart:series>
          <chart:series chart:style-name="ch12" chart:values-cell-range-address="Sheet1.B7:Sheet1.D7" chart:label-cell-address="Sheet1.A7:Sheet1.A7" chart:class="chart:bar">
            <chart:data-point chart:repeated="3"/>
          </chart:series>
          <chart:series chart:style-name="ch13" chart:values-cell-range-address="Sheet1.B9:Sheet1.D9" chart:label-cell-address="Sheet1.A9:Sheet1.A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4</text:p>
                <draw:g>
                  <svg:desc>Sheet1.B1:Sheet1.D1</svg:desc>
                </draw:g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</table:table-row>
          </table:table-header-rows>
          <table:table-rows>
            <table:table-row>
              <table:table-cell office:value-type="string">
                <text:p>Advisory Board</text:p>
                <draw:g>
                  <svg:desc>Sheet1.A2:Sheet1.A2</svg:desc>
                </draw:g>
              </table:table-cell>
              <table:table-cell office:value-type="float" office:value="130000">
                <text:p>130000</text:p>
                <draw:g>
                  <svg:desc>Sheet1.B2:Sheet1.D2</svg:desc>
                </draw:g>
              </table:table-cell>
              <table:table-cell office:value-type="float" office:value="90000">
                <text:p>90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Sponsorship</text:p>
                <draw:g>
                  <svg:desc>Sheet1.A3:Sheet1.A3</svg:desc>
                </draw:g>
              </table:table-cell>
              <table:table-cell office:value-type="float" office:value="31421">
                <text:p>31421</text:p>
                <draw:g>
                  <svg:desc>Sheet1.B3:Sheet1.D3</svg:desc>
                </draw:g>
              </table:table-cell>
              <table:table-cell office:value-type="float" office:value="28773">
                <text:p>28773</text:p>
              </table:table-cell>
              <table:table-cell office:value-type="float" office:value="38671">
                <text:p>38671</text:p>
              </table:table-cell>
            </table:table-row>
            <table:table-row>
              <table:table-cell office:value-type="string">
                <text:p>Donations</text:p>
                <draw:g>
                  <svg:desc>Sheet1.A4:Sheet1.A4</svg:desc>
                </draw:g>
              </table:table-cell>
              <table:table-cell office:value-type="float" office:value="71178">
                <text:p>71178</text:p>
                <draw:g>
                  <svg:desc>Sheet1.B4:Sheet1.D4</svg:desc>
                </draw:g>
              </table:table-cell>
              <table:table-cell office:value-type="float" office:value="229057">
                <text:p>229057</text:p>
              </table:table-cell>
              <table:table-cell office:value-type="float" office:value="35570">
                <text:p>35570</text:p>
              </table:table-cell>
            </table:table-row>
            <table:table-row>
              <table:table-cell office:value-type="string">
                <text:p>GUADEC</text:p>
                <draw:g>
                  <svg:desc>Sheet1.A5:Sheet1.A5</svg:desc>
                </draw:g>
              </table:table-cell>
              <table:table-cell office:value-type="float" office:value="62436">
                <text:p>62436</text:p>
                <draw:g>
                  <svg:desc>Sheet1.B5:Sheet1.D5</svg:desc>
                </draw:g>
              </table:table-cell>
              <table:table-cell office:value-type="float" office:value="38244">
                <text:p>38244</text:p>
              </table:table-cell>
              <table:table-cell office:value-type="float" office:value="61359">
                <text:p>61359</text:p>
              </table:table-cell>
            </table:table-row>
            <table:table-row>
              <table:table-cell office:value-type="string">
                <text:p>LAS GNOME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D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3988">
                <text:p>13988</text:p>
              </table:table-cell>
            </table:table-row>
            <table:table-row>
              <table:table-cell office:value-type="string">
                <text:p>Royalties</text:p>
                <draw:g>
                  <svg:desc>Sheet1.A7:Sheet1.A7</svg:desc>
                </draw:g>
              </table:table-cell>
              <table:table-cell office:value-type="float" office:value="974">
                <text:p>974</text:p>
                <draw:g>
                  <svg:desc>Sheet1.B7:Sheet1.D7</svg:desc>
                </draw:g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Other</text:p>
                <draw:g>
                  <svg:desc>Sheet1.A9:Sheet1.A9</svg:desc>
                </draw:g>
              </table:table-cell>
              <table:table-cell office:value-type="float" office:value="26033">
                <text:p>26033</text:p>
                <draw:g>
                  <svg:desc>Sheet1.B9:Sheet1.D9</svg:desc>
                </draw:g>
              </table:table-cell>
              <table:table-cell office:value-type="float" office:value="1377">
                <text:p>1377</text:p>
              </table:table-cell>
              <table:table-cell office:value-type="float" office:value="1359">
                <text:p>13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2.956cm" style:legend-expansion="high" chart:style-name="ch2"/>
        <chart:plot-area chart:style-name="ch3" table:cell-range-address="Sheet1.A12:Sheet1.D18" chart:data-source-has-labels="both" svg:x="0.32cm" svg:y="0.18cm" svg:width="12.409cm" svg:height="8.64cm">
          <chartooo:coordinate-region svg:x="1.973cm" svg:y="0.379cm" svg:width="10.756cm" svg:height="7.794cm"/>
          <chart:axis chart:dimension="x" chart:name="primary-x" chart:style-name="ch4" chartooo:axis-type="auto">
            <chartooo:date-scale/>
            <chart:categories table:cell-range-address="Sheet1.B12:Sheet1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D13" chart:label-cell-address="Sheet1.A13:Sheet1.A13" chart:class="chart:bar">
            <chart:data-point chart:repeated="3"/>
          </chart:series>
          <chart:series chart:style-name="ch8" chart:values-cell-range-address="Sheet1.B14:Sheet1.D14" chart:label-cell-address="Sheet1.A14:Sheet1.A14" chart:class="chart:bar">
            <chart:data-point chart:repeated="3"/>
          </chart:series>
          <chart:series chart:style-name="ch9" chart:values-cell-range-address="Sheet1.B15:Sheet1.D15" chart:label-cell-address="Sheet1.A15:Sheet1.A15" chart:class="chart:bar">
            <chart:data-point chart:repeated="3"/>
          </chart:series>
          <chart:series chart:style-name="ch10" chart:values-cell-range-address="Sheet1.B16:Sheet1.D16" chart:label-cell-address="Sheet1.A16:Sheet1.A16" chart:class="chart:bar">
            <chart:data-point chart:repeated="3"/>
          </chart:series>
          <chart:series chart:style-name="ch11" chart:values-cell-range-address="Sheet1.B17:Sheet1.D17" chart:label-cell-address="Sheet1.A17:Sheet1.A17" chart:class="chart:bar">
            <chart:data-point chart:repeated="3"/>
          </chart:series>
          <chart:series chart:style-name="ch12" chart:values-cell-range-address="Sheet1.B18:Sheet1.D18" chart:label-cell-address="Sheet1.A18:Sheet1.A1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4</text:p>
                <draw:g>
                  <svg:desc>Sheet1.B12:Sheet1.D12</svg:desc>
                </draw:g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</table:table-row>
          </table:table-header-rows>
          <table:table-rows>
            <table:table-row>
              <table:table-cell office:value-type="string">
                <text:p>Administration</text:p>
                <draw:g>
                  <svg:desc>Sheet1.A13:Sheet1.A13</svg:desc>
                </draw:g>
              </table:table-cell>
              <table:table-cell office:value-type="float" office:value="19503">
                <text:p>19503</text:p>
                <draw:g>
                  <svg:desc>Sheet1.B13:Sheet1.D13</svg:desc>
                </draw:g>
              </table:table-cell>
              <table:table-cell office:value-type="float" office:value="19750">
                <text:p>19750</text:p>
              </table:table-cell>
              <table:table-cell office:value-type="float" office:value="20734">
                <text:p>20734</text:p>
              </table:table-cell>
            </table:table-row>
            <table:table-row>
              <table:table-cell office:value-type="string">
                <text:p>Employees</text:p>
                <draw:g>
                  <svg:desc>Sheet1.A14:Sheet1.A14</svg:desc>
                </draw:g>
              </table:table-cell>
              <table:table-cell office:value-type="float" office:value="220262">
                <text:p>220262</text:p>
                <draw:g>
                  <svg:desc>Sheet1.B14:Sheet1.D14</svg:desc>
                </draw:g>
              </table:table-cell>
              <table:table-cell office:value-type="float" office:value="79714">
                <text:p>79714</text:p>
              </table:table-cell>
              <table:table-cell office:value-type="float" office:value="71290">
                <text:p>71290</text:p>
              </table:table-cell>
            </table:table-row>
            <table:table-row>
              <table:table-cell office:value-type="string">
                <text:p>GUADEC</text:p>
                <draw:g>
                  <svg:desc>Sheet1.A15:Sheet1.A15</svg:desc>
                </draw:g>
              </table:table-cell>
              <table:table-cell office:value-type="float" office:value="37377">
                <text:p>37377</text:p>
                <draw:g>
                  <svg:desc>Sheet1.B15:Sheet1.D15</svg:desc>
                </draw:g>
              </table:table-cell>
              <table:table-cell office:value-type="float" office:value="50155">
                <text:p>50155</text:p>
              </table:table-cell>
              <table:table-cell office:value-type="float" office:value="12535">
                <text:p>12535</text:p>
              </table:table-cell>
            </table:table-row>
            <table:table-row>
              <table:table-cell office:value-type="string">
                <text:p>Other events</text:p>
                <draw:g>
                  <svg:desc>Sheet1.A16:Sheet1.A16</svg:desc>
                </draw:g>
              </table:table-cell>
              <table:table-cell office:value-type="float" office:value="40448">
                <text:p>40448</text:p>
                <draw:g>
                  <svg:desc>Sheet1.B16:Sheet1.D16</svg:desc>
                </draw:g>
              </table:table-cell>
              <table:table-cell office:value-type="float" office:value="21462">
                <text:p>21462</text:p>
              </table:table-cell>
              <table:table-cell office:value-type="float" office:value="32993">
                <text:p>32993</text:p>
              </table:table-cell>
            </table:table-row>
            <table:table-row>
              <table:table-cell office:value-type="string">
                <text:p>Marketing</text:p>
                <draw:g>
                  <svg:desc>Sheet1.A17:Sheet1.A17</svg:desc>
                </draw:g>
              </table:table-cell>
              <table:table-cell office:value-type="float" office:value="320">
                <text:p>320</text:p>
                <draw:g>
                  <svg:desc>Sheet1.B17:Sheet1.D17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Contracts</text:p>
                <draw:g>
                  <svg:desc>Sheet1.A18:Sheet1.A18</svg:desc>
                </draw:g>
              </table:table-cell>
              <table:table-cell office:value-type="float" office:value="30000">
                <text:p>30000</text:p>
                <draw:g>
                  <svg:desc>Sheet1.B18:Sheet1.D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